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JAX is not a programming language.</text:p>
      <text:p text:style-name="P1">AJAX is a technique for accessing web servers from a web page.</text:p>
      <text:p text:style-name="P1">AJAX stands for Asynchronous JavaScript And XM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3T19:03:35.367144523</meta:creation-date>
    <dc:date>2022-09-23T19:05:38.239706106</dc:date>
    <meta:editing-duration>PT2M3S</meta:editing-duration>
    <meta:editing-cycles>1</meta:editing-cycles>
    <meta:document-statistic meta:table-count="0" meta:image-count="0" meta:object-count="0" meta:page-count="1" meta:paragraph-count="3" meta:word-count="25" meta:character-count="145" meta:non-whitespace-character-count="123"/>
    <meta:generator>LibreOffice/6.0.7.3$Linux_X86_64 LibreOffice_project/00m0$Build-3</meta:generator>
  </office:meta>
</office:document-meta>
</file>